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size="12pt" officeooo:paragraph-rsid="0005a011" style:font-size-asian="12pt" style:font-size-complex="12pt"/>
    </style:style>
    <style:style style:name="P2" style:family="paragraph" style:parent-style-name="Standard">
      <style:text-properties officeooo:rsid="0005a011" officeooo:paragraph-rsid="0005a011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officeooo:paragraph-rsid="0005a01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5a011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bold" officeooo:rsid="0005a011" officeooo:paragraph-rsid="0005a011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5a011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font-weight="bold" officeooo:rsid="0005a011" officeooo:paragraph-rsid="0005a011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alibri" fo:font-size="12pt" officeooo:paragraph-rsid="0005a011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271a38" loext:opacity="100%" style:font-name="Inter" fo:font-size="12pt" fo:letter-spacing="normal" fo:font-style="normal" fo:font-weight="normal" officeooo:paragraph-rsid="0005a011" style:font-size-asian="12pt" style:font-size-complex="12pt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05a011"/>
    </style:style>
    <style:style style:name="T2" style:family="text">
      <style:text-properties fo:font-style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271a38" loext:opacity="100%" style:font-name="Inter" fo:font-size="8pt" fo:letter-spacing="normal" fo:font-style="normal" fo:font-weight="normal"/>
    </style:style>
    <style:style style:name="T5" style:family="text">
      <style:text-properties fo:font-variant="normal" fo:text-transform="none" fo:color="#271a38" loext:opacity="100%" style:font-name="Inter" fo:letter-spacing="normal" fo:font-style="normal" fo:font-weight="normal"/>
    </style:style>
    <style:style style:name="T6" style:family="text">
      <style:text-properties fo:font-variant="normal" fo:text-transform="none" fo:color="#271a38" loext:opacity="100%" fo:letter-spacing="normal" fo:font-style="normal" fo:font-weight="normal"/>
    </style:style>
    <style:style style:name="T7" style:family="text">
      <style:text-properties officeooo:rsid="0005a011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rs machine learning</text:p>
      <text:p text:style-name="P2">Différents modèles d’apprentissage</text:p>
      <text:list xml:id="list4091897607" text:style-name="L1">
        <text:list-item>
          <text:p text:style-name="P3"><text:span text:style-name="T1">SVM (support vector machine)</text:span></text:p>
          <text:p text:style-name="P3"/>
          <text:p text:style-name="P3">- <text:span text:style-name="T1">est utilisé pour la classification et la régression</text:span></text:p>
          <text:p text:style-name="P3"/>
          <text:p text:style-name="P3">- <text:span text:style-name="T1">l’ensemble des données est séparé par un hyperplan</text:span></text:p>
          <text:p text:style-name="P3"/>
          <text:p text:style-name="P3">- Dans les SVM, notre objectif principal est de sélectionner un hyperplan avec la plus grande marge possible entre les vecteurs de support dans l'ensemble de données donné. </text:p>
          <text:p text:style-name="P3"/>
          <text:p text:style-name="P3">- <text:span text:style-name="T1">si les échantillons sont tellement dispersés qu’on arrive pas à les séparer , on utilise un noyau pour transformer l’espace d’entrée en une dim supérieur.</text:span></text:p>
          <text:p text:style-name="P3"/>
          <text:p text:style-name="P6"><text:span text:style-name="T3">- un </text:span><text:span text:style-name="Source_20_Text"><text:span text:style-name="T3">noyau </text:span></text:span><text:span text:style-name="T3">est simplement une fonction qui fait correspondre les données à une dimension supérieure où les données sont séparables. Un noyau transforme un espace de données d'entrée de faible dimension en un espace de dimension supérieure. </text:span></text:p>
          <text:p text:style-name="P3"/>
          <text:p text:style-name="P3">Il convertit donc les problèmes séparables non linéaires en problèmes séparables linéaires en leur ajoutant des dimensions supplémentaires. Ainsi, l'astuce du noyau nous aide à construire un classificateur plus précis. </text:p>
        </text:list-item>
      </text:list>
      <text:p text:style-name="P4"/>
      <text:h text:style-name="P1" text:outline-level="3">Résumé des étapes :</text:h>
      <text:list text:style-name="L3">
        <text:list-item>
          <text:p text:style-name="P12"><text:span text:style-name="Strong_20_Emphasis">Chargement et préparation des données</text:span> (incluant la séparation des caractéristiques et de la cible).</text:p>
        </text:list-item>
        <text:list-item>
          <text:p text:style-name="P12"><text:span text:style-name="Strong_20_Emphasis">Division des données en ensemble d'entraînement et de test</text:span>.</text:p>
        </text:list-item>
        <text:list-item>
          <text:p text:style-name="P12"><text:span text:style-name="Strong_20_Emphasis">Standardisation des données</text:span> pour que le modèle soit moins sensible aux différences d'échelle entre les caractéristiques.</text:p>
        </text:list-item>
        <text:list-item>
          <text:p text:style-name="P12"><text:span text:style-name="Strong_20_Emphasis">Création et entraînement du modèle SVM linéaire</text:span>.</text:p>
        </text:list-item>
        <text:list-item>
          <text:p text:style-name="P12"><text:span text:style-name="Strong_20_Emphasis">Prédiction sur les données de test et évaluation</text:span> des performances avec des métriques.</text:p>
        </text:list-item>
        <text:list-item>
          <text:p text:style-name="P12"><text:span text:style-name="Strong_20_Emphasis">Validation croisée</text:span> (facultatif).</text:p>
        </text:list-item>
        <text:list-item>
          <text:p text:style-name="P11"><text:span text:style-name="Strong_20_Emphasis">Visualisation de la frontière de décision</text:span> (facultatif, mais utile pour mieux comprendre le modèle).</text:p>
        </text:list-item>
      </text:list>
      <text:p text:style-name="P4"/>
      <text:p text:style-name="P9"><text:span text:style-name="T2"/></text:p>
      <text:list xml:id="list131650935775620" text:continue-list="list4091897607" text:style-name="L1">
        <text:list-item>
          <text:p text:style-name="P5">K-Means(non supervisé)</text:p>
        </text:list-item>
      </text:list>
      <text:p text:style-name="P7"><text:span text:style-name="T6"/></text:p>
      <text:p text:style-name="P7"><text:span text:style-name="T6">Le principe du clustering est de regrouper les échantillons du dataset qui se ressemblent de façon automatique. On partitionne ainsi les données en un nombre fini de sous-ensembles cohérents que l'on peut appeler “groupes”, “classes” ou “catégories”.</text:span> </text:p>
      <text:p text:style-name="P7"/>
      <text:p text:style-name="P7">2objectifs :</text:p>
      <text:p text:style-name="P7"/>
      <text:p text:style-name="P10"><text:bookmark text:name="r-8298648"/><text:bookmark text:name="r-8298644"/><text:bookmark text:name="r-8298645"/><text:span text:style-name="T7">Minimiser la différence entre les échantillons d'un même groupe. On veut des groupes denses et homogènes.</text:span></text:p>
      <text:p text:style-name="P10"><text:bookmark text:name="r-8298646"/><text:bookmark text:name="r-8298647"/>Maximiser la différence entre les groupes. On veut des groupes bien séparés les uns des autres.</text:p>
      <text:p text:style-name="P7"><text:soft-page-break/>Dont le k-means est parmi l’un des algorithms de clustering</text:p>
      <text:list xml:id="list131651328971985" text:continue-numbering="true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8:49:38.728000000</meta:creation-date>
    <dc:date>2024-11-19T13:16:49.989000000</dc:date>
    <meta:editing-duration>PT4H27M12S</meta:editing-duration>
    <meta:editing-cycles>1</meta:editing-cycles>
    <meta:document-statistic meta:table-count="0" meta:image-count="0" meta:object-count="0" meta:page-count="2" meta:paragraph-count="23" meta:word-count="322" meta:character-count="2100" meta:non-whitespace-character-count="1806"/>
    <meta:generator>LibreOffice/7.4.5.1$Windows_X86_64 LibreOffice_project/9c0871452b3918c1019dde9bfac75448afc4b57f</meta:generator>
  </office:meta>
</office:document-meta>
</file>